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style-name="ce6" table:formula="of:= [.D56] + [.C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57] + [.C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58] + [.C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7" calcext:value-type="float">
            <text:p>7</text:p>
          </table:table-cell>
          <table:table-cell table:style-name="ce6" table:formula="of:= [.D59] + [.C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63.5862068965517" calcext:value-type="float">
            <text:p>63,59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30" calcext:value-type="date">
            <text:p>30.09.2021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 [.D60] + [.C61]" office:value-type="float" office:value="82499" calcext:value-type="float">
            <text:p>82 499</text:p>
          </table:table-cell>
          <table:table-cell table:style-name="ce7" office:value-type="float" office:value="639" calcext:value-type="float">
            <text:p>639</text:p>
          </table:table-cell>
          <table:table-cell table:style-name="ce7" table:formula="of:= [.F60] + [.E61]" office:value-type="float" office:value="429107" calcext:value-type="float">
            <text:p>429 107</text:p>
          </table:table-cell>
          <table:table-cell table:formula="of:= [.E61] / [.C61]" office:value-type="float" office:value="37.5882352941176" calcext:value-type="float">
            <text:p>37,59</text:p>
          </table:table-cell>
          <table:table-cell table:formula="of:= SUM([.E60:.E62]) / SUM([.C60:.C62])" office:value-type="float" office:value="50.5" calcext:value-type="float">
            <text:p>50,50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1" calcext:value-type="date">
            <text:p>01.10.2021</text:p>
          </table:table-cell>
          <table:table-cell table:style-name="Default"/>
          <table:table-cell table:formula="of:= [.D61] + [.C62]" office:value-type="float" office:value="82499" calcext:value-type="float">
            <text:p>82 499</text:p>
          </table:table-cell>
          <table:table-cell/>
          <table:table-cell table:formula="of:= [.F61] + [.E62]" office:value-type="float" office:value="429107" calcext:value-type="float">
            <text:p>429 107</text:p>
          </table:table-cell>
          <table:table-cell table:formula="of:= [.E62] / [.C62]" office:value-type="string" office:string-value="" calcext:value-type="error">
            <text:p>#DIV/0!</text:p>
          </table:table-cell>
          <table:table-cell table:formula="of:= SUM([.E61:.E63]) / SUM([.C61:.C63])" office:value-type="float" office:value="37.5882352941176" calcext:value-type="float">
            <text:p>37,59</text:p>
          </table:table-cell>
          <table:table-cell table:number-columns-repeated="2"/>
          <table:table-cell table:formula="of:= [.J62] - [.J61] - [.I62]" office:value-type="float" office:value="-1703431" calcext:value-type="float">
            <text:p>-1 703 431</text:p>
          </table:table-cell>
        </table:table-row>
        <table:table-row table:style-name="ro2">
          <table:table-cell/>
          <table:table-cell table:style-name="ce2" office:value-type="date" office:date-value="2021-10-02" calcext:value-type="date">
            <text:p>02.10.2021</text:p>
          </table:table-cell>
          <table:table-cell table:style-name="Default"/>
          <table:table-cell table:formula="of:= [.D62] + [.C63]" office:value-type="float" office:value="82499" calcext:value-type="float">
            <text:p>82 499</text:p>
          </table:table-cell>
          <table:table-cell/>
          <table:table-cell table:formula="of:= [.F62] + [.E63]" office:value-type="float" office:value="429107" calcext:value-type="float">
            <text:p>429 107</text:p>
          </table:table-cell>
          <table:table-cell table:formula="of:= [.E63] / [.C63]" office:value-type="string" office:string-value="" calcext:value-type="error">
            <text:p>#DIV/0!</text:p>
          </table:table-cell>
          <table:table-cell table:formula="of:= SUM([.E62:.E64]) / SUM([.C62:.C64])" office:value-type="string" office:string-value="" calcext:value-type="error">
            <text:p>#DIV/0!</text:p>
          </table:table-cell>
          <table:table-cell table:number-columns-repeated="2"/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Default"/>
          <table:table-cell table:formula="of:= [.D63] + [.C64]" office:value-type="float" office:value="82499" calcext:value-type="float">
            <text:p>82 499</text:p>
          </table:table-cell>
          <table:table-cell/>
          <table:table-cell table:formula="of:= [.F63] + [.E64]" office:value-type="float" office:value="429107" calcext:value-type="float">
            <text:p>429 107</text:p>
          </table:table-cell>
          <table:table-cell table:formula="of:= [.E64] / [.C64]" office:value-type="string" office:string-value="" calcext:value-type="error">
            <text:p>#DIV/0!</text:p>
          </table:table-cell>
          <table:table-cell table:formula="of:= SUM([.E63:.E65]) / SUM([.C63:.C65])" office:value-type="string" office:string-value="" calcext:value-type="error">
            <text:p>#DIV/0!</text:p>
          </table:table-cell>
          <table:table-cell table:number-columns-repeated="2"/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Default"/>
          <table:table-cell table:formula="of:= [.D64] + [.C65]" office:value-type="float" office:value="82499" calcext:value-type="float">
            <text:p>82 499</text:p>
          </table:table-cell>
          <table:table-cell/>
          <table:table-cell table:formula="of:= [.F64] + [.E65]" office:value-type="float" office:value="429107" calcext:value-type="float">
            <text:p>429 107</text:p>
          </table:table-cell>
          <table:table-cell table:formula="of:= [.E65] / [.C65]" office:value-type="string" office:string-value="" calcext:value-type="error">
            <text:p>#DIV/0!</text:p>
          </table:table-cell>
          <table:table-cell table:formula="of:= SUM([.E64:.E66]) / SUM([.C64:.C66])" office:value-type="string" office:string-value="" calcext:value-type="error">
            <text:p>#DIV/0!</text:p>
          </table:table-cell>
          <table:table-cell table:number-columns-repeated="2"/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499" calcext:value-type="float">
            <text:p>82 499</text:p>
          </table:table-cell>
          <table:table-cell/>
          <table:table-cell table:formula="of:= [.F65] + [.E66]" office:value-type="float" office:value="429107" calcext:value-type="float">
            <text:p>429 107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string" office:string-value="" calcext:value-type="error">
            <text:p>#DIV/0!</text:p>
          </table:table-cell>
          <table:table-cell table:number-columns-repeated="2"/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499" calcext:value-type="float">
            <text:p>82 499</text:p>
          </table:table-cell>
          <table:table-cell/>
          <table:table-cell table:formula="of:= [.F66] + [.E67]" office:value-type="float" office:value="429107" calcext:value-type="float">
            <text:p>429 107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499" calcext:value-type="float">
            <text:p>82 499</text:p>
          </table:table-cell>
          <table:table-cell/>
          <table:table-cell table:formula="of:= [.F67] + [.E68]" office:value-type="float" office:value="429107" calcext:value-type="float">
            <text:p>429 107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499" calcext:value-type="float">
            <text:p>82 499</text:p>
          </table:table-cell>
          <table:table-cell/>
          <table:table-cell table:formula="of:= [.F68] + [.E69]" office:value-type="float" office:value="429107" calcext:value-type="float">
            <text:p>429 107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499" calcext:value-type="float">
            <text:p>82 499</text:p>
          </table:table-cell>
          <table:table-cell/>
          <table:table-cell table:formula="of:= [.F69] + [.E70]" office:value-type="float" office:value="429107" calcext:value-type="float">
            <text:p>429 107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499" calcext:value-type="float">
            <text:p>82 499</text:p>
          </table:table-cell>
          <table:table-cell/>
          <table:table-cell table:formula="of:= [.F70] + [.E71]" office:value-type="float" office:value="429107" calcext:value-type="float">
            <text:p>429 107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499" calcext:value-type="float">
            <text:p>82 499</text:p>
          </table:table-cell>
          <table:table-cell/>
          <table:table-cell table:formula="of:= [.F71] + [.E72]" office:value-type="float" office:value="429107" calcext:value-type="float">
            <text:p>429 107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499" calcext:value-type="float">
            <text:p>82 499</text:p>
          </table:table-cell>
          <table:table-cell/>
          <table:table-cell table:formula="of:= [.F72] + [.E73]" office:value-type="float" office:value="429107" calcext:value-type="float">
            <text:p>429 107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499" calcext:value-type="float">
            <text:p>82 499</text:p>
          </table:table-cell>
          <table:table-cell/>
          <table:table-cell table:formula="of:= [.F73] + [.E74]" office:value-type="float" office:value="429107" calcext:value-type="float">
            <text:p>429 107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499" calcext:value-type="float">
            <text:p>82 499</text:p>
          </table:table-cell>
          <table:table-cell/>
          <table:table-cell table:formula="of:= [.F74] + [.E75]" office:value-type="float" office:value="429107" calcext:value-type="float">
            <text:p>429 107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499" calcext:value-type="float">
            <text:p>82 499</text:p>
          </table:table-cell>
          <table:table-cell/>
          <table:table-cell table:formula="of:= [.F75] + [.E76]" office:value-type="float" office:value="429107" calcext:value-type="float">
            <text:p>429 107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499" calcext:value-type="float">
            <text:p>82 499</text:p>
          </table:table-cell>
          <table:table-cell/>
          <table:table-cell table:formula="of:= [.F76] + [.E77]" office:value-type="float" office:value="429107" calcext:value-type="float">
            <text:p>429 107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499" calcext:value-type="float">
            <text:p>82 499</text:p>
          </table:table-cell>
          <table:table-cell/>
          <table:table-cell table:formula="of:= [.F77] + [.E78]" office:value-type="float" office:value="429107" calcext:value-type="float">
            <text:p>429 107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499" calcext:value-type="float">
            <text:p>82 499</text:p>
          </table:table-cell>
          <table:table-cell/>
          <table:table-cell table:formula="of:= [.F78] + [.E79]" office:value-type="float" office:value="429107" calcext:value-type="float">
            <text:p>429 107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499" calcext:value-type="float">
            <text:p>82 499</text:p>
          </table:table-cell>
          <table:table-cell/>
          <table:table-cell table:formula="of:= [.F79] + [.E80]" office:value-type="float" office:value="429107" calcext:value-type="float">
            <text:p>429 107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499" calcext:value-type="float">
            <text:p>82 499</text:p>
          </table:table-cell>
          <table:table-cell/>
          <table:table-cell table:formula="of:= [.F80] + [.E81]" office:value-type="float" office:value="429107" calcext:value-type="float">
            <text:p>429 107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499" calcext:value-type="float">
            <text:p>82 499</text:p>
          </table:table-cell>
          <table:table-cell/>
          <table:table-cell table:formula="of:= [.F81] + [.E82]" office:value-type="float" office:value="429107" calcext:value-type="float">
            <text:p>429 107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499" calcext:value-type="float">
            <text:p>82 499</text:p>
          </table:table-cell>
          <table:table-cell/>
          <table:table-cell table:formula="of:= [.F82] + [.E83]" office:value-type="float" office:value="429107" calcext:value-type="float">
            <text:p>429 107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499" calcext:value-type="float">
            <text:p>82 499</text:p>
          </table:table-cell>
          <table:table-cell/>
          <table:table-cell table:formula="of:= [.F83] + [.E84]" office:value-type="float" office:value="429107" calcext:value-type="float">
            <text:p>429 107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499" calcext:value-type="float">
            <text:p>82 499</text:p>
          </table:table-cell>
          <table:table-cell/>
          <table:table-cell table:formula="of:= [.F84] + [.E85]" office:value-type="float" office:value="429107" calcext:value-type="float">
            <text:p>429 107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499" calcext:value-type="float">
            <text:p>82 499</text:p>
          </table:table-cell>
          <table:table-cell/>
          <table:table-cell table:formula="of:= [.F85] + [.E86]" office:value-type="float" office:value="429107" calcext:value-type="float">
            <text:p>429 107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499" calcext:value-type="float">
            <text:p>82 499</text:p>
          </table:table-cell>
          <table:table-cell/>
          <table:table-cell table:formula="of:= [.F86] + [.E87]" office:value-type="float" office:value="429107" calcext:value-type="float">
            <text:p>429 107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499" calcext:value-type="float">
            <text:p>82 499</text:p>
          </table:table-cell>
          <table:table-cell/>
          <table:table-cell table:formula="of:= [.F87] + [.E88]" office:value-type="float" office:value="429107" calcext:value-type="float">
            <text:p>429 107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499" calcext:value-type="float">
            <text:p>82 499</text:p>
          </table:table-cell>
          <table:table-cell/>
          <table:table-cell table:formula="of:= [.F88] + [.E89]" office:value-type="float" office:value="429107" calcext:value-type="float">
            <text:p>429 107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499" calcext:value-type="float">
            <text:p>82 499</text:p>
          </table:table-cell>
          <table:table-cell/>
          <table:table-cell table:formula="of:= [.F89] + [.E90]" office:value-type="float" office:value="429107" calcext:value-type="float">
            <text:p>429 107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499" calcext:value-type="float">
            <text:p>82 499</text:p>
          </table:table-cell>
          <table:table-cell/>
          <table:table-cell table:formula="of:= [.F90] + [.E91]" office:value-type="float" office:value="429107" calcext:value-type="float">
            <text:p>429 107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499" calcext:value-type="float">
            <text:p>82 499</text:p>
          </table:table-cell>
          <table:table-cell/>
          <table:table-cell table:formula="of:= [.F91] + [.E92]" office:value-type="float" office:value="429107" calcext:value-type="float">
            <text:p>429 107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1T07:25:09.730191525</dc:date>
    <dc:creator>Tomáš Metelka</dc:creator>
    <meta:editing-duration>P33DT10H49M19S</meta:editing-duration>
    <meta:editing-cycles>52</meta:editing-cycles>
    <meta:generator>LibreOffice/6.0.7.3$Linux_X86_64 LibreOffice_project/00m0$Build-3</meta:generator>
    <meta:document-statistic meta:table-count="1" meta:cell-count="634" meta:object-count="0"/>
  </office:meta>
</office:document-meta>
</file>